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foProviderImpl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foProviderImpl.setServletContext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foProviderImpl.getCurrentObject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InfoProviderImpl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foProviderImpl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foProviderImpl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